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Introduction: </text:p>
      <text:p text:style-name="P2"/>
      <text:p text:style-name="P3">In this report I will discuss the results I obtained from implementing a variety of algorithms using OpenCL and CUDA and the conclusions I drew from comparing the runtime of both implementations of the algorithms. The algorithms that I chose to implement in this project are the matrix multiplication algorithm, the Laplace equation, An image blurring algorithm and the molecular dynamics algorithm. </text:p>
      <text:p text:style-name="P2"/>
      <text:p text:style-name="P2">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ransistors decrease in size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taken an alternative approach by adding more cores to a processor. Multi-core processors have proven to greatly reduce the time taken to perform a number of tasks, in addition, manufacturers of Graphics Processing Units (GPUs) have made it possible for programmers to offload general tasks to the GPU. This is commonly referred to as General Purpose computing on Graphics Processing Units (GPGPU). However,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text:p>
      <text:p text:style-name="P3"/>
      <text:p text:style-name="P3">One of the software model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
      <text:p text:style-name="P3">Another software model that aims at standardising software development on GPUs is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is project attempted to find out whether such interoperability came at a cost. Essentially I wanted to draw a comparison between OpenCL and CUDA not just in terms of performance but usability and online support. </text:p>
      <text:p text:style-name="P3"/>
      <text:p text:style-name="P2"/>
      <text:p text:style-name="P2">Problem Description: </text:p>
      <text:p text:style-name="P3"/>
      <text:p text:style-name="P3">If OpenCL is indeed to become the standard for GPU programming as the Khronos group envision, <text:soft-page-break/>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Approach to problem: </text:p>
      <text:p text:style-name="P3"/>
      <text:p text:style-name="P3">In order to ensure a fair comparison of both OpenCL and CUDA, a number of algorithms were implemented, namely,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sequential version to ensure correctness. The time measured was the time taken for the kernel to execute. For the sake of consistency a simple C method was used to measure the time taken for the Kernel to execute as opposed to using OpenCL and CUDA's timing mechanisms provided.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some of the code was run is called pomegranate. The graphics card in this machine has the following specifications:</text:p>
      <text:p text:style-name="P3"/>
      <text:p text:style-name="P3"><text:span text:style-name="T2">Major revision number:</text:span> 3</text:p>
      <text:p text:style-name="P3"><text:soft-page-break/><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3"/>
      <text:p text:style-name="P2">Matrix Multiplication: </text:p>
      <text:p text:style-name="P2"><text:span text:style-name="T1"/></text:p>
      <text:p text:style-name="P2"><text:span text:style-name="T1"/></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3-22T17:44:04.31</dc:date>
    <dc:creator>Matthew Nunes</dc:creator>
    <meta:editing-duration>PT5H56M58S</meta:editing-duration>
    <meta:editing-cycles>19</meta:editing-cycles>
    <meta:generator>OpenOffice/4.0.1$Win32 OpenOffice.org_project/401m5$Build-9714</meta:generator>
    <meta:document-statistic meta:table-count="0" meta:image-count="0" meta:object-count="0" meta:page-count="3" meta:paragraph-count="54" meta:word-count="1071" meta:character-count="6607"/>
  </office:meta>
</office:document-meta>
</file>